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20d0" officeooo:paragraph-rsid="001120d0"/>
    </style:style>
    <style:style style:name="P2" style:family="paragraph" style:parent-style-name="Standard">
      <style:text-properties officeooo:paragraph-rsid="001120d0"/>
    </style:style>
    <style:style style:name="P3" style:family="paragraph" style:parent-style-name="Standard">
      <style:text-properties officeooo:rsid="0002ed87" officeooo:paragraph-rsid="0002ed87"/>
    </style:style>
    <style:style style:name="P4" style:family="paragraph" style:parent-style-name="Standard">
      <style:text-properties style:font-name="Nimbus Mono PS" officeooo:rsid="0002ed87" officeooo:paragraph-rsid="0002ed87"/>
    </style:style>
    <style:style style:name="P5" style:family="paragraph" style:parent-style-name="Standard">
      <style:text-properties style:font-name="Nimbus Mono PS" officeooo:rsid="000650c2" officeooo:paragraph-rsid="000650c2"/>
    </style:style>
    <style:style style:name="P6" style:family="paragraph" style:parent-style-name="Standard">
      <style:text-properties style:font-name="Nimbus Mono PS" officeooo:rsid="00069a65" officeooo:paragraph-rsid="00069a65"/>
    </style:style>
    <style:style style:name="P7" style:family="paragraph" style:parent-style-name="Standard">
      <style:text-properties style:font-name="Nimbus Mono PS" officeooo:rsid="0008635f" officeooo:paragraph-rsid="0008635f"/>
    </style:style>
    <style:style style:name="P8" style:family="paragraph" style:parent-style-name="Standard">
      <style:text-properties style:font-name="Nimbus Mono PS" officeooo:rsid="0003de2c" officeooo:paragraph-rsid="000ca394"/>
    </style:style>
    <style:style style:name="P9" style:family="paragraph" style:parent-style-name="Standard">
      <style:text-properties officeooo:rsid="0001503a" officeooo:paragraph-rsid="0001503a"/>
    </style:style>
    <style:style style:name="P10" style:family="paragraph" style:parent-style-name="Standard">
      <style:text-properties officeooo:rsid="0001503a" officeooo:paragraph-rsid="001120d0"/>
    </style:style>
    <style:style style:name="P11" style:family="paragraph" style:parent-style-name="Standard">
      <style:text-properties officeooo:rsid="000466c4" officeooo:paragraph-rsid="000466c4"/>
    </style:style>
    <style:style style:name="P12" style:family="paragraph" style:parent-style-name="Standard">
      <style:text-properties officeooo:rsid="000466c4" officeooo:paragraph-rsid="000fb2b6"/>
    </style:style>
    <style:style style:name="P13" style:family="paragraph" style:parent-style-name="Standard">
      <style:text-properties officeooo:rsid="00130f27" officeooo:paragraph-rsid="00130f27"/>
    </style:style>
    <style:style style:name="P14" style:family="paragraph" style:parent-style-name="Standard" style:list-style-name="L1">
      <style:text-properties officeooo:rsid="0001503a" officeooo:paragraph-rsid="0001503a"/>
    </style:style>
    <style:style style:name="P15" style:family="paragraph" style:parent-style-name="Standard">
      <style:text-properties officeooo:rsid="0001503a" officeooo:paragraph-rsid="0001503a"/>
    </style:style>
    <style:style style:name="P16" style:family="paragraph" style:parent-style-name="Standard">
      <style:text-properties officeooo:rsid="0001503a" officeooo:paragraph-rsid="0017fcbd"/>
    </style:style>
    <style:style style:name="P17" style:family="paragraph" style:parent-style-name="Standard" style:list-style-name="L1">
      <style:text-properties officeooo:rsid="001120d0" officeooo:paragraph-rsid="001120d0"/>
    </style:style>
    <style:style style:name="P18" style:family="paragraph" style:parent-style-name="Standard">
      <style:text-properties officeooo:rsid="001120d0" officeooo:paragraph-rsid="001120d0"/>
    </style:style>
    <style:style style:name="P19" style:family="paragraph" style:parent-style-name="Standard">
      <style:text-properties officeooo:rsid="00168d69" officeooo:paragraph-rsid="00168d69"/>
    </style:style>
    <style:style style:name="P20" style:family="paragraph" style:parent-style-name="Standard">
      <style:text-properties officeooo:rsid="001965e7" officeooo:paragraph-rsid="001965e7"/>
    </style:style>
    <style:style style:name="T1" style:family="text">
      <style:text-properties officeooo:rsid="0001503a"/>
    </style:style>
    <style:style style:name="T2" style:family="text">
      <style:text-properties officeooo:rsid="0002ed87"/>
    </style:style>
    <style:style style:name="T3" style:family="text">
      <style:text-properties officeooo:rsid="000466c4"/>
    </style:style>
    <style:style style:name="T4" style:family="text">
      <style:text-properties officeooo:rsid="00069a65"/>
    </style:style>
    <style:style style:name="T5" style:family="text">
      <style:text-properties officeooo:rsid="000ca394"/>
    </style:style>
    <style:style style:name="T6" style:family="text">
      <style:text-properties officeooo:rsid="000e0d6e"/>
    </style:style>
    <style:style style:name="T7" style:family="text">
      <style:text-properties officeooo:rsid="000fb2b6"/>
    </style:style>
    <style:style style:name="T8" style:family="text">
      <style:text-properties officeooo:rsid="001120d0"/>
    </style:style>
    <style:style style:name="T9" style:family="text">
      <style:text-properties officeooo:rsid="00148b06"/>
    </style:style>
    <style:style style:name="T10" style:family="text">
      <style:text-properties officeooo:rsid="00168d69"/>
    </style:style>
    <style:style style:name="T11" style:family="text">
      <style:text-properties officeooo:rsid="0018619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ructura del proyecto Java</text:p>
      <text:p text:style-name="P3"/>
      <text:p text:style-name="P4">TextoASubtitulosSRT </text:p>
      <text:p text:style-name="P4">|-src</text:p>
      <text:p text:style-name="P4">| <text:span text:style-name="T4">|</text:span>-main.java</text:p>
      <text:p text:style-name="P5">| <text:s text:c="7"/>|-VentanaPrincipal.java</text:p>
      <text:p text:style-name="P4">|-src-python</text:p>
      <text:p text:style-name="P6">| |-coqui_script.py</text:p>
      <text:p text:style-name="P6">| |-normalizar_volume.py</text:p>
      <text:p text:style-name="P4">|-doc-publico</text:p>
      <text:p text:style-name="P7">| |-Instalar-python-coqui-librerias.odt </text:p>
      <text:p text:style-name="P4">|-python</text:p>
      <text:p text:style-name="P4">| |-coqui-venv</text:p>
      <text:p text:style-name="P8"><text:span text:style-name="T5">|</text:span> |-normalizar_volume.py</text:p>
      <text:p text:style-name="P4">|-salida-srt</text:p>
      <text:p text:style-name="P4">|-salida-wav</text:p>
      <text:p text:style-name="P4"/>
      <text:p text:style-name="P3"/>
      <text:p text:style-name="P3"><text:span text:style-name="T8">Desde Synaptic o con apt instalar:</text:span><text:tab/></text:p>
      <text:list text:style-name="L1">
        <text:list-item>
          <text:p text:style-name="P14">Python<text:span text:style-name="T8">3</text:span></text:p>
        </text:list-item>
        <text:list-item>
          <text:p text:style-name="P14">python3-virtualenv <text:span text:style-name="T8">o pip3 install virtualenv</text:span></text:p>
        </text:list-item>
        <text:list-item>
          <text:p text:style-name="P17">ffmpeg</text:p>
          <text:p text:style-name="P14"/>
        </text:list-item>
      </text:list>
      <text:p text:style-name="P19">Desinstalar un ambiente virtual Python3 </text:p>
      <text:p text:style-name="P1"/>
      <text:p text:style-name="P1">Si es necesario borrar el entorno virtual Python anterior, ejecutar estando en el directorio raíz del proyecto Eclipse <text:span text:style-name="T1">/eclipse-workspaceSE/</text:span>TextoASubtitulosSRT:</text:p>
      <text:p text:style-name="P1"/>
      <text:p text:style-name="P1">$ deactivate</text:p>
      <text:p text:style-name="P1">$ rm -rf python/coqui-venv o <text:s/>rm -rf python</text:p>
      <text:p text:style-name="P1"/>
      <text:p text:style-name="P19">Cómo instalar un ambiente virtual Python3</text:p>
      <text:p text:style-name="P19"/>
      <text:p text:style-name="P9">Estando en la carpeta raíz del proyecto Java: /eclipse-workspaceSE/TextoASubtitulos/</text:p>
      <text:p text:style-name="P9"/>
      <text:p text:style-name="P9">$ mkdir python</text:p>
      <text:p text:style-name="P9">$ virtualenv --always-copy python/coqui-venv</text:p>
      <text:p text:style-name="P9">$ source <text:span text:style-name="T2">py</text:span><text:span text:style-name="T6">th</text:span><text:span text:style-name="T2">on/</text:span>coqui-venv/bin/activate</text:p>
      <text:p text:style-name="P9"/>
      <text:p text:style-name="P1">Para verificar la correcta instalación ejecutar:</text:p>
      <text:p text:style-name="P1">$ realpath python/coqui-venv/bin/python</text:p>
      <text:p text:style-name="P10"/>
      <text:p text:style-name="P3">El pront de Linux cambiará a: (coqui-venv) …/<text:span text:style-name="T1">TextoASubtitulos</text:span> $</text:p>
      <text:p text:style-name="P3"/>
      <text:p text:style-name="P3">Instalar Coqui TTS y dependencias, con el entorno virtual Python activado</text:p>
      <text:p text:style-name="P3"/>
      <text:p text:style-name="P3">Esto instala la CLI y librerías de síntesis de voz de Coqui:</text:p>
      <text:p text:style-name="P3"/>
      <text:p text:style-name="P3">$ pip3 install TTS soundfile</text:p>
      <text:p text:style-name="P3"/>
      <text:p text:style-name="P3">Ver modelos disponibles (opcional)</text:p>
      <text:p text:style-name="P3"/>
      <text:p text:style-name="P3"><text:soft-page-break/>$ tts --list_models</text:p>
      <text:p text:style-name="P3"/>
      <text:p text:style-name="P3">Verificar que figuran en la salida los siguientes modelos o tomar nota de los modelos existentes en español o el lenguaje deseado:</text:p>
      <text:p text:style-name="P3"/>
      <text:p text:style-name="P3">tts_models/es/css10/vits → Español, buena calidad. <text:span text:style-name="T11">Funciona con PyTorch 2.6+</text:span></text:p>
      <text:p text:style-name="P3">tts_models/es/mai/tacotron2-DDC → Otra voz en español. <text:span text:style-name="T11">Funciona con PyTorch 2.5</text:span></text:p>
      <text:p text:style-name="P9"/>
      <text:p text:style-name="P20">Comando para verificar que PyTorch está instalado en el ambiente virtual de Python3. </text:p>
      <text:p text:style-name="P20"/>
      <text:p text:style-name="P20">$ python3 -c "import torch; print(torch.__version__)"</text:p>
      <text:p text:style-name="P9"/>
      <text:p text:style-name="P13">Instalar librerías de audio y otras librerías necesarias de Python</text:p>
      <text:p text:style-name="P13"/>
      <text:p text:style-name="P13">$ pip3 install soundfile</text:p>
      <text:p text:style-name="P9"/>
      <text:p text:style-name="P9">Probar síntesis rápida desde consola</text:p>
      <text:p text:style-name="P9"/>
      <text:p text:style-name="P9"><text:span text:style-name="T10">$ </text:span>tts --model_name tts_models/es/css10/vits --text "Hola, este es un texto de prueba." --out_path <text:span text:style-name="T3">salida-wav/</text:span>prueba.wav</text:p>
      <text:p text:style-name="P9"/>
      <text:p text:style-name="P16"/>
      <text:p text:style-name="P9"><text:span text:style-name="T3">El archivo </text:span>coqui_script.py <text:span text:style-name="T3">ubicado en la carpeta src-python convertirá texto a voz </text:span></text:p>
      <text:p text:style-name="P9"/>
      <text:p text:style-name="P11">Forma de usar el archivo coqui_script.py</text:p>
      <text:p text:style-name="P11"/>
      <text:p text:style-name="P11">$ python3 src-python/coqui_script.py "Prueba de texto a voz, <text:span text:style-name="T6">bloque número uno</text:span>." <text:span text:style-name="T6">001</text:span></text:p>
      <text:p text:style-name="P11"/>
      <text:p text:style-name="P12">Generará el archivo <text:span text:style-name="T7">001_coqui</text:span>.wav <text:span text:style-name="T7">no normalizado entre</text:span> 1 y -1 <text:s/>en los niveles de sonido.</text:p>
      <text:p text:style-name="P11"/>
      <text:p text:style-name="P11">Script Python normalizar_volume.py para normalizar la voz generada</text:p>
      <text:p text:style-name="P11"/>
      <text:p text:style-name="P11">Instalar la librería FFmpeg <text:span text:style-name="T9">si es necesario </text:span></text:p>
      <text:p text:style-name="P11"/>
      <text:p text:style-name="P11">Comando para usar el script <text:s/>normalizar_volume.py</text:p>
      <text:p text:style-name="P11"/>
      <text:p text:style-name="P11">$ python3 src-python/normalizar_volume.py <text:span text:style-name="T7">001</text:span></text:p>
      <text:p text:style-name="P11"/>
      <text:p text:style-name="P11">Generará el archivo <text:span text:style-name="T7">001_</text:span>normalized_output.wav normalizado entre 1 y -1 <text:s/>en los niveles de sonido.</text:p>
      <text:p text:style-name="P11"/>
      <text:p text:style-name="P1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9:09:08.157369881</meta:creation-date>
    <meta:generator>LibreOffice/7.4.7.2$Linux_X86_64 LibreOffice_project/40$Build-2</meta:generator>
    <dc:date>2025-07-20T01:27:29.005169218</dc:date>
    <meta:editing-duration>PT12H59M21S</meta:editing-duration>
    <meta:editing-cycles>20</meta:editing-cycles>
    <meta:document-statistic meta:table-count="0" meta:image-count="0" meta:object-count="0" meta:page-count="2" meta:paragraph-count="55" meta:word-count="336" meta:character-count="2477" meta:non-whitespace-character-count="2186"/>
  </office:meta>
</office:document-meta>
</file>